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/>
    <style:font-face style:name="LiberationSans" svg:font-family="LiberationSans"/>
    <style:font-face style:name="LiberationSans-Italic" svg:font-family="LiberationSans-Italic"/>
    <style:font-face style:name="Mangal1" svg:font-family="Mangal"/>
    <style:font-face style:name="Ubuntu" svg:font-family="Ubuntu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style:text-underline-style="solid" style:text-underline-width="auto" style:text-underline-color="font-color" fo:font-weight="bold" officeooo:rsid="002afcb4" officeooo:paragraph-rsid="002afcb4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cccd" officeooo:paragraph-rsid="001fccc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1fcccd" officeooo:paragraph-rsid="001fccc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style:text-underline-style="none" fo:font-weight="normal" officeooo:rsid="0060f064" officeooo:paragraph-rsid="0060f06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style:text-underline-style="none" fo:font-weight="normal" officeooo:rsid="0062c23e" officeooo:paragraph-rsid="0062c23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officeooo:paragraph-rsid="00696253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officeooo:rsid="00696253" officeooo:paragraph-rsid="00696253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officeooo:rsid="0069975f" officeooo:paragraph-rsid="00696253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officeooo:rsid="0069975f" officeooo:paragraph-rsid="0069975f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bold" officeooo:rsid="00696253" officeooo:paragraph-rsid="00696253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bold" officeooo:rsid="006ad440" officeooo:paragraph-rsid="006ad440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bold" officeooo:rsid="006ee49c" officeooo:paragraph-rsid="006ee49c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normal" officeooo:rsid="006d869d" officeooo:paragraph-rsid="006d869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normal" officeooo:rsid="006ee49c" officeooo:paragraph-rsid="006ee49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bold" officeooo:rsid="0070cf0d" officeooo:paragraph-rsid="0070cf0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bold" officeooo:rsid="0078000e" officeooo:paragraph-rsid="0078000e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bold" officeooo:rsid="0079badf" officeooo:paragraph-rsid="0079bad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70cf0d" officeooo:paragraph-rsid="0070cf0d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78000e" officeooo:paragraph-rsid="0078000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79badf" officeooo:paragraph-rsid="0079bad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79dfe6" officeooo:paragraph-rsid="0079df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7adea0" officeooo:paragraph-rsid="007adea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7f316b" officeooo:paragraph-rsid="007f316b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officeooo:paragraph-rsid="0074f362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officeooo:paragraph-rsid="007f316b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officeooo:rsid="007f316b" officeooo:paragraph-rsid="007f316b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Sans-Italic" fo:font-size="12pt" fo:font-style="normal" fo:font-weight="normal" officeooo:rsid="0074f362" officeooo:paragraph-rsid="0074f362" style:font-weight-asian="normal" style:font-weight-complex="normal"/>
    </style:style>
    <style:style style:name="P28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ArialMT" fo:font-size="12pt" fo:font-style="normal" officeooo:paragraph-rsid="0070cf0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bold" officeooo:rsid="00865aab" officeooo:paragraph-rsid="00865aab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bold" officeooo:rsid="008df58b" officeooo:paragraph-rsid="008df58b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865aab" officeooo:paragraph-rsid="00865aab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8b3085" officeooo:paragraph-rsid="008b308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8df58b" officeooo:paragraph-rsid="008df58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8e4ccb" officeooo:paragraph-rsid="008e4ccb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90622d" officeooo:paragraph-rsid="0090622d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12pt" fo:font-style="normal" fo:font-weight="normal" officeooo:rsid="0090622d" officeooo:paragraph-rsid="00918b74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normal" officeooo:rsid="008df58b" officeooo:paragraph-rsid="008df58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normal" officeooo:rsid="008fe2b6" officeooo:paragraph-rsid="008fe2b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ArialMT" fo:font-size="12pt" fo:font-style="normal" fo:font-weight="bold" officeooo:rsid="008fe2b6" officeooo:paragraph-rsid="008fe2b6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Arial" fo:font-size="12pt" fo:font-style="normal" officeooo:paragraph-rsid="0081046a"/>
    </style:style>
    <style:style style:name="P41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Arial" fo:font-size="12pt" fo:font-style="normal" fo:font-weight="normal" officeooo:rsid="00865aab" officeooo:paragraph-rsid="00865aab" style:font-weight-asian="normal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variant="normal" fo:text-transform="none" fo:color="#000000" style:font-name="ArialMT" fo:font-size="12pt" fo:font-style="normal" officeooo:paragraph-rsid="008df58b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officeooo:rsid="00696253" style:font-weight-asian="normal" style:font-weight-complex="normal"/>
    </style:style>
    <style:style style:name="T3" style:family="text">
      <style:text-properties officeooo:rsid="0060dd54"/>
    </style:style>
    <style:style style:name="T4" style:family="text">
      <style:text-properties officeooo:rsid="00668f52"/>
    </style:style>
    <style:style style:name="T5" style:family="text">
      <style:text-properties officeooo:rsid="0070cf0d"/>
    </style:style>
    <style:style style:name="T6" style:family="text">
      <style:text-properties style:font-name="Ubuntu"/>
    </style:style>
    <style:style style:name="T7" style:family="text">
      <style:text-properties fo:font-weight="normal" officeooo:rsid="0074f362" style:font-weight-asian="normal" style:font-weight-complex="normal"/>
    </style:style>
    <style:style style:name="T8" style:family="text">
      <style:text-properties fo:font-weight="normal" officeooo:rsid="007f316b" style:font-weight-asian="normal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weight="normal" officeooo:rsid="0070cf0d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8e4ccb" style:font-weight-asian="bold" style:font-weight-complex="bold"/>
    </style:style>
    <style:style style:name="T13" style:family="text">
      <style:text-properties style:font-name="LiberationSans-Italic" fo:font-style="italic" fo:font-weight="normal" officeooo:rsid="0074f362" style:font-weight-asian="normal" style:font-weight-complex="normal"/>
    </style:style>
    <style:style style:name="T14" style:family="text">
      <style:text-properties style:font-name="LiberationSans-Italic" fo:font-weight="normal" officeooo:rsid="0074f362" style:font-weight-asian="normal" style:font-weight-complex="normal"/>
    </style:style>
    <style:style style:name="T15" style:family="text">
      <style:text-properties style:font-name="LiberationSans" fo:font-weight="normal" officeooo:rsid="0074f362" style:font-weight-asian="normal" style:font-weight-complex="normal"/>
    </style:style>
    <style:style style:name="T16" style:family="text">
      <style:text-properties officeooo:rsid="0074f362"/>
    </style:style>
    <style:style style:name="T17" style:family="text">
      <style:text-properties officeooo:rsid="007adea0"/>
    </style:style>
    <style:style style:name="T18" style:family="text">
      <style:text-properties officeooo:rsid="007f316b"/>
    </style:style>
    <style:style style:name="T19" style:family="text">
      <style:text-properties fo:font-style="italic"/>
    </style:style>
    <style:style style:name="T20" style:family="text">
      <style:text-properties officeooo:rsid="0081046a"/>
    </style:style>
    <style:style style:name="T21" style:family="text">
      <style:text-properties style:font-name="ArialMT"/>
    </style:style>
    <style:style style:name="T22" style:family="text">
      <style:text-properties style:font-name="ArialMT" fo:font-weight="normal" style:font-weight-asian="normal" style:font-weight-complex="normal"/>
    </style:style>
    <style:style style:name="T23" style:family="text">
      <style:text-properties style:font-name="ArialMT" officeooo:rsid="00918b74"/>
    </style:style>
    <style:style style:name="T24" style:family="text">
      <style:text-properties style:font-name="ArialMT" officeooo:rsid="00936693"/>
    </style:style>
    <style:style style:name="T25" style:family="text">
      <style:text-properties officeooo:rsid="00846100"/>
    </style:style>
    <style:style style:name="T26" style:family="text">
      <style:text-properties officeooo:rsid="00950cf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RGANIZAÇÃO DE COMPUTADORES</text:p>
      <text:p text:style-name="P3"/>
      <text:p text:style-name="P3">Trabalho <text:span text:style-name="T3">2</text:span></text:p>
      <text:p text:style-name="P2"/>
      <text:p text:style-name="P4">1 – Como estou trabalhando com inteiros e não inicializei as variáveis, todas ficam com valor 0. Caso eu trabalhe apenas com as letras “a a h”, os valores ficariam os seguintes:</text:p>
      <text:p text:style-name="P4">a→ (b+c) - ((d+e) - (f+g)) </text:p>
      <text:p text:style-name="P4">b→ b</text:p>
      <text:p text:style-name="P4">c→ c</text:p>
      <text:p text:style-name="P4">d→ d</text:p>
      <text:p text:style-name="P4">e→ e</text:p>
      <text:p text:style-name="P4">f→ f</text:p>
      <text:p text:style-name="P4">g→ g </text:p>
      <text:p text:style-name="P4">h→ h (Não foi utilizado)</text:p>
      <text:p text:style-name="P4"/>
      <text:p text:style-name="P4">t0→ b+c</text:p>
      <text:p text:style-name="P4">t1→ d+e</text:p>
      <text:p text:style-name="P4">t2→ f+g</text:p>
      <text:p text:style-name="P4">t3→ (d+e) – (f+g)</text:p>
      <text:p text:style-name="P4"/>
      <text:p text:style-name="P5">2 – A seguinte equação está sendo executada pelo programa:</text:p>
      <text:p text:style-name="P5"/>
      <text:p text:style-name="P5">(b+c) e armazena em $t0(registrador temporário)</text:p>
      <text:p text:style-name="P5">(d+e) e armazena em $t1(registrador temporário)</text:p>
      <text:p text:style-name="P5">(f+g) e armazena em $t2(registrador temporário)</text:p>
      <text:p text:style-name="P5">(d+e)-(f+g) e armazena em $t3(registrador temporário)</text:p>
      <text:p text:style-name="P5">(b+c)-((d+e)-(f+g)) e armazena em $s0, <text:span text:style-name="T4">no lugar do a</text:span></text:p>
      <text:p text:style-name="P5"/>
      <text:p text:style-name="P5">3 – A equação computada pelo programa seria uma multiplicação do valor contido no registrador $s1 por <text:span text:style-name="T5">128</text:span>.</text:p>
      <text:p text:style-name="P5"/>
      <text:p text:style-name="P6"><text:span text:style-name="T2">4 - </text:span>Escreva o código equivalente, em linguagem de montagem do MIPS, das seguintes sentenças em C:</text:p>
      <text:p text:style-name="P7"/>
      <text:p text:style-name="P10">a) a = b + c[3]</text:p>
      <text:p text:style-name="P8"/>
      <text:p text:style-name="P9">#s0 -&gt; a</text:p>
      <text:p text:style-name="P9">#s1 -&gt; b</text:p>
      <text:p text:style-name="P9"/>
      <text:p text:style-name="P9">.text</text:p>
      <text:p text:style-name="P9"/>
      <text:p text:style-name="P9">main:</text:p>
      <text:p text:style-name="P9">la $t0, vetor <text:tab/><text:tab/>#Carrega o endereço base do vetor em $t0</text:p>
      <text:p text:style-name="P9">lw $t1, 12($t0)<text:tab/>#Carrega a palavra localizada no 4<text:span text:style-name="T16">º</text:span> elemento do vetor em $t1</text:p>
      <text:p text:style-name="P9">add $s0, $s1, $t1<text:tab/>#Efetua a soma do conteúdo de $t1 com o conteúdo de $s1 e <text:tab/><text:tab/><text:tab/><text:tab/>armazena em $s0</text:p>
      <text:p text:style-name="P9"/>
      <text:p text:style-name="P9">.data</text:p>
      <text:p text:style-name="P9">vetor: .space 4000</text:p>
      <text:p text:style-name="P11"><text:soft-page-break/>b) a[4] = b[6] + c[200]</text:p>
      <text:p text:style-name="P11"/>
      <text:p text:style-name="P13">.text</text:p>
      <text:p text:style-name="P13"/>
      <text:p text:style-name="P13">main:</text:p>
      <text:p text:style-name="P13">la $t0, VetorB <text:s/><text:tab/># &lt;- Endereço base VetorB</text:p>
      <text:p text:style-name="P13">lw $t1, 24($t0) <text:tab/># $t1&lt;-b[6]</text:p>
      <text:p text:style-name="P13">la $t2, VetorC <text:tab/># &lt;- Endereço base VetorC</text:p>
      <text:p text:style-name="P13">lw $t3, 800($t2) <text:tab/># $t3&lt;-c[200]</text:p>
      <text:p text:style-name="P13">add $t4,$t3,$t1 <text:tab/>#t4&lt;- c[200]+b[6]</text:p>
      <text:p text:style-name="P13">la $t5, VetorA <text:tab/># &lt;- Endereço base VetorA</text:p>
      <text:p text:style-name="P13">sw $t4, 16($t5)<text:tab/># a[4] &lt;- b[6]+c[200]</text:p>
      <text:p text:style-name="P13"/>
      <text:p text:style-name="P13">.data</text:p>
      <text:p text:style-name="P13">VetorA: .space 4000 </text:p>
      <text:p text:style-name="P13">VetorB: .space 4000</text:p>
      <text:p text:style-name="P13">VetorC: .space 4000</text:p>
      <text:p text:style-name="P12"/>
      <text:p text:style-name="P12"/>
      <text:p text:style-name="P12"/>
      <text:p text:style-name="P12"/>
      <text:p text:style-name="P12">c) a[i] = b[j] + c[k] + d[l]</text:p>
      <text:p text:style-name="P14"/>
      <text:p text:style-name="P14"># i = 0;</text:p>
      <text:p text:style-name="P14"># j = 1;</text:p>
      <text:p text:style-name="P14"># k = 2;</text:p>
      <text:p text:style-name="P14"># l = 3;</text:p>
      <text:p text:style-name="P14"/>
      <text:p text:style-name="P14"># a[i] = b[j]+c[k]+d[l]</text:p>
      <text:p text:style-name="P14"># Supondo que i,j,k,l estejam em registradores</text:p>
      <text:p text:style-name="P14"/>
      <text:p text:style-name="P14">#$s0 &lt;- i</text:p>
      <text:p text:style-name="P14">#$s1 &lt;- j</text:p>
      <text:p text:style-name="P14">#$s2 &lt;- k</text:p>
      <text:p text:style-name="P14">#$s3 &lt;- l</text:p>
      <text:p text:style-name="P14"/>
      <text:p text:style-name="P14">li $s0,0<text:tab/># i = 0</text:p>
      <text:p text:style-name="P14">li $s1,1<text:tab/># j = 1</text:p>
      <text:p text:style-name="P14">li $s2,2<text:tab/># k = 2</text:p>
      <text:p text:style-name="P14">li $s3,3<text:tab/># l = 3</text:p>
      <text:p text:style-name="P14"/>
      <text:p text:style-name="P14"># a[i] = b[j] + c[k] + d[l]</text:p>
      <text:p text:style-name="P14"/>
      <text:p text:style-name="P14">la $t0, VetorB<text:tab/># t0&lt;- Endereço base de Vetor B</text:p>
      <text:p text:style-name="P14"># carregamos b[j]</text:p>
      <text:p text:style-name="P14">add $t1,$s1,$s1<text:tab/># $t1&lt;-j*2</text:p>
      <text:p text:style-name="P14">add $t1,$t1,$t1<text:tab/># $t1&lt;-j*4</text:p>
      <text:p text:style-name="P14">add $t1,$t0,$t1<text:tab/># $t1&lt;- Endereço de b[j]</text:p>
      <text:p text:style-name="P14">lw $t3,0($t1)<text:tab/># $t3&lt;- b[j]</text:p>
      <text:p text:style-name="P14"/>
      <text:p text:style-name="P14"><text:soft-page-break/>la $t1, VetorC<text:tab/># t0&lt;- Endereço base de Vetor C</text:p>
      <text:p text:style-name="P14"># carregamos c[k]</text:p>
      <text:p text:style-name="P14">sll $t2,$s2,2 # $t2&lt;-k*4</text:p>
      <text:p text:style-name="P14">add $t2,$t1,$t2 # $t2&lt;- Endereço base de c[k]</text:p>
      <text:p text:style-name="P14">lw $t4, 0($t2) # $t4&lt;- c[k]</text:p>
      <text:p text:style-name="P14"># fazemos a soma de b[j] com c[k]</text:p>
      <text:p text:style-name="P14">add $t3,$t3,$t4 # $t3&lt;- b[j]+c[k]</text:p>
      <text:p text:style-name="P14"/>
      <text:p text:style-name="P14">la $t2, VetorD # $t2&lt;- Endereço base de Vetor D</text:p>
      <text:p text:style-name="P14"># carregamos d[l]</text:p>
      <text:p text:style-name="P14">sll $t5,$s3,2 # $t5&lt;-l*4 </text:p>
      <text:p text:style-name="P14">add $t5,$t2,$t5 # $t5&lt;- Endereço base de d[l] <text:s/></text:p>
      <text:p text:style-name="P14">lw $t6,0($t5) # $t6&lt;-d[l]</text:p>
      <text:p text:style-name="P14"># fazemos a soma de b[j]+c[k] com d[l]</text:p>
      <text:p text:style-name="P14">add $t6,$t3,$t6 # $t6&lt;- b[j]+c[k]+d[l]</text:p>
      <text:p text:style-name="P14"/>
      <text:p text:style-name="P14">la $t3, VetorA # $t3 &lt;- Endereço base de Vetor A</text:p>
      <text:p text:style-name="P14"># carregamos a[i]</text:p>
      <text:p text:style-name="P14">sll $t0,$s0,2 # $t0&lt;-i*4</text:p>
      <text:p text:style-name="P14">add $t0,$t3,$t0 # $t0&lt;- Endereço base de a[i]</text:p>
      <text:p text:style-name="P14">sw $t6, 0($t0) # a[i] &lt;- b[j]+c[k]+d[l]</text:p>
      <text:p text:style-name="P14"/>
      <text:p text:style-name="P14">.data</text:p>
      <text:p text:style-name="P14">VetorA: .space 4000</text:p>
      <text:p text:style-name="P14">VetorB: .space 4000</text:p>
      <text:p text:style-name="P14">VetorC: .space 4000</text:p>
      <text:p text:style-name="P14">VetorD: .space 4000 </text:p>
      <text:p text:style-name="P28"><text:span text:style-name="T10">5 – </text:span><text:span text:style-name="T9">O segmento de dados de um computador começa no endereço 0x1001000. Um vetor A com 1000 elementos é armazenado a partir deste endereço. Qual o<text:line-break/>endereço do elemento índice i (i pode ser um valor entre 0 e 999), se os elementos do vetor forem: (a) inteiros de 32 bits; (b) caracteres de 1 byte e (c) strings (cadeias de caracteres) de 12 caracteres?</text:span><text:span text:style-name="T6"><text:line-break/></text:span></text:p>
      <text:p text:style-name="P15">a) inteiros de 32 bits</text:p>
      <text:p text:style-name="P18"/>
      <text:p text:style-name="P18">Para inteiros de 32 bits calculamos o endereço de A[i] pegando seu endereço base e somando com i multiplicado por 4, isto é, <text:span text:style-name="T11">A[i] = EB + i * 4</text:span>.</text:p>
      <text:p text:style-name="P18"/>
      <text:p text:style-name="P15">b) caracteres de 1 byte</text:p>
      <text:p text:style-name="P15"/>
      <text:p text:style-name="P18">Para caracteres de 1 byte calculamos o endereço de A[i] pegando seu endereço base e somando i multiplicado por 1, isto é, <text:span text:style-name="T11">A[i] = EB + i * 1</text:span>.</text:p>
      <text:p text:style-name="P18"/>
      <text:p text:style-name="P15">c) strings de 12 caracteres</text:p>
      <text:p text:style-name="P15"/>
      <text:p text:style-name="P18">Para strings de 12 caracteres calculamos o endereço de A[i] pegando seu endereço base e somando i multiplicado pelo número de caracteres, no caso 12, pois todas são do mesmo tamanho. Caso não fossem, seria necessário a criação de um vetor de ponteiros, onde seriam guardados o endereço de cada palavra. Porém como todas são do mesmo tamanho fica da seguinte forma: <text:span text:style-name="T11">A[i] = EB + i * 12</text:span>.</text:p>
      <text:p text:style-name="P18"/>
      <text:p text:style-name="P24"><text:span text:style-name="T7">6 – </text:span><text:span text:style-name="T15">Usando os operadores lógicos (and, or, xor etc), como você faz para: (a) </text:span><text:span text:style-name="T13">setar </text:span><text:span text:style-name="T15">um<text:line-break/>bit em um registrador; (b) </text:span><text:span text:style-name="T13">resetar </text:span><text:span text:style-name="T15">um bit em um registrador e (c) inverter um bit em<text:line-break/>um registrador. Apresente exemplos para cada um dos casos. Faça a simulação no<text:line-break/>MARS</text:span><text:span text:style-name="T14">.</text:span></text:p>
      <text:p text:style-name="P27"/>
      <text:p text:style-name="P16">a) Setar um bit em um registrador</text:p>
      <text:p text:style-name="P16"/>
      <text:p text:style-name="P19">Para setar um bit em um registrador utilizamos o operador lógico or. No exemplo abaixo utilizaremos o número 4 = 0 1 0 0 em binário e utilizaremos a máscara 8 = 1 0 0 0. No caso, resultará em 1 1 0 0 = 12. Pois o bit mais significativo do número 4 será setado.</text:p>
      <text:p text:style-name="P19">Para setar qualquer bit em um registrador basta utilizarmos uma máscara com o número 1 no mesmo local do bit que queremos setar. Como foi feito no exemplo abaixo. </text:p>
      <text:p text:style-name="P19"/>
      <text:p text:style-name="P19">.text</text:p>
      <text:p text:style-name="P19">li $t2,4<text:tab/># Carregamos o número 4 para o registrador $t2 -&gt; 4 = 0 1 0 0</text:p>
      <text:p text:style-name="P19">li $t3,8<text:tab/># Carregamos o número 8 para o registrador $t3 -&gt; 8 = 1 0 0 0 / Utilizamos o 8 como máscara para setar o bit</text:p>
      <text:p text:style-name="P19">or $t1,$t2,$t3<text:tab/># Utilizamos o operador or para setar o bit mais significativo do número 0 1 0 0. </text:p>
      <text:p text:style-name="P19"/>
      <text:p text:style-name="P16">b) Resetar um bit em um registrador</text:p>
      <text:p text:style-name="P16"/>
      <text:p text:style-name="P20">Para resetar um bit em um registrador utilizamos o operador lógico and. No exemplo utilizaremos o número 12 = 1 1 0 0 e utilizaremos a máscara 7 = 0 1 1 1. No caso resultará em 4, pois o bit mais significativo do 12 será resetado e ficará 0 1 0 0 = 4.</text:p>
      <text:p text:style-name="P20"><text:soft-page-break/>O bit que queremos resetar utilizamos uma máscara com o 0 no mesmo local desse bit e utilizamos uma porta and entre os 2 para termos o bit resetado. Exemplo abaixo:</text:p>
      <text:p text:style-name="P20"/>
      <text:p text:style-name="P20">.text</text:p>
      <text:p text:style-name="P20">li $t1,12<text:tab/># Carregamos o 12 = 1 1 0 0 para o registrador $t1</text:p>
      <text:p text:style-name="P20">li $t2,7<text:tab/># Carregamos o 7 = 0 1 1 1 para o registrador $t2 -&gt; Será utilizado como máscara</text:p>
      <text:p text:style-name="P20">and $t3,$t1,$t2<text:tab/># Através do operador and temos como resultado 4 = 0 1 0 0 e salvamos no registrador $t3</text:p>
      <text:p text:style-name="P20"/>
      <text:p text:style-name="P17">c) Inverter um bit em um registrador</text:p>
      <text:p text:style-name="P17"/>
      <text:p text:style-name="P21">Para inverter um bit em um registrador utilizamos o operador xor, isto é, como no exemplo abaixo, vamos utilizar o número 4 = 0 1 0 0 e o número <text:span text:style-name="T17">5</text:span> = <text:span text:style-name="T17">0</text:span> <text:span text:style-name="T17">1</text:span> <text:span text:style-name="T17">0</text:span> 1. <text:span text:style-name="T17">A máscara 5 mostra que queremos inverter o bit 1 e o bit 3 do número 4. E confirmamos através do resultado obtido ser igual a 1 = 0 0 0 1.</text:span></text:p>
      <text:p text:style-name="P21"/>
      <text:p text:style-name="P22">.text</text:p>
      <text:p text:style-name="P22">li $t1,4<text:tab/># Carregamos 4 = 0 1 0 0 <text:s/>em $t1</text:p>
      <text:p text:style-name="P22">li $t2,5<text:tab/># Carregamos uma m<text:span text:style-name="T18">á</text:span>scara 5 = 0 1 0 1 em $t2 </text:p>
      <text:p text:style-name="P22">xor $t3,$t1,$t2 <text:s text:c="3"/># Utilizando o operador xor, veremos que $t3 receberá o valor 1 = 0 0 0 1</text:p>
      <text:p text:style-name="P22"/>
      <text:p text:style-name="P23"/>
      <text:p text:style-name="P25"><text:span text:style-name="T8">7 – </text:span>Como guardar as notas de duas provas bimestrais de um aluno (os valores podem ir de 0 a 10), usando somente um byte? Escreva um programa que lê as notas de um byte da memória e guarda em duas variáveis tipo <text:span text:style-name="T19">word</text:span>.</text:p>
      <text:p text:style-name="P25"/>
      <text:p text:style-name="P26">.text</text:p>
      <text:p text:style-name="P26">.globl main</text:p>
      <text:p text:style-name="P26"><text:tab/><text:tab/></text:p>
      <text:p text:style-name="P26">main:</text:p>
      <text:p text:style-name="P26"/>
      <text:p text:style-name="P26">la $t0,notas <text:s text:c="2"/># Carregamos o endereço base de notas</text:p>
      <text:p text:style-name="P26">lw $s0,0($t0) <text:s/># $s0 &lt;- Mem[notas]</text:p>
      <text:p text:style-name="P26"/>
      <text:p text:style-name="P26">andi <text:s/>$t1, $s0, 0xFF00 # isolamos o byte nota1 de notas</text:p>
      <text:p text:style-name="P26">srl <text:s text:c="2"/>$t1, $t1, 8 <text:s text:c="2"/># deslocamos nota1 para o byte menos significativo do registrador</text:p>
      <text:p text:style-name="P26">la <text:s text:c="3"/>$t0, nota1 <text:s text:c="2"/># carregamos o endereço base de nota1</text:p>
      <text:p text:style-name="P26">sw <text:s text:c="3"/>$t1, 0($t0) <text:s text:c="2"/># guardamos em nota1 o valor de nota1</text:p>
      <text:p text:style-name="P26"/>
      <text:p text:style-name="P26"/>
      <text:p text:style-name="P26">andi <text:s/>$t1, $s0, 0x00FF # isolamos o byte nota2 de notas</text:p>
      <text:p text:style-name="P26">la <text:s text:c="3"/>$t0, nota2 <text:s text:c="2"/># Carregamos o endereço base de nota2</text:p>
      <text:p text:style-name="P26">sw <text:s text:c="3"/>$t1, 4($t0) <text:s text:c="2"/># guardamos em nota2 o valor de nota2</text:p>
      <text:p text:style-name="P26"/>
      <text:p text:style-name="P26">.data</text:p>
      <text:p text:style-name="P26">notas: .word 0x<text:span text:style-name="T25">08</text:span>09</text:p>
      <text:p text:style-name="P26">nota1: .word </text:p>
      <text:p text:style-name="P26">nota2: .word</text:p>
      <text:p text:style-name="P26"/>
      <text:p text:style-name="P40"><text:span text:style-name="T20">8 – </text:span>Sejam as palavras a = 0x0A0A0A0A e b = 0xA0A0A0A0. Qual o valor de a e b<text:line-break/>após (a) um deslocamento lógico de 4 bits para a direita; (b) um deslocamento<text:line-break/>lógico de 4 bits para a esquerda; (c) um deslocamento aritmético de 4 bits para a<text:line-break/>direita; (d) uma rotação de 4 bits para a direita e (e) uma rotação de 4 bits para a<text:line-break/>esquerda. Explique.<text:span text:style-name="T21"><text:line-break/></text:span></text:p>
      <text:p text:style-name="P29"><text:span text:style-name="T21">a) Um deslocamento lógico de 4 bits para a direita</text:span></text:p>
      <text:p text:style-name="P31"><text:span text:style-name="T21"/></text:p>
      <text:p text:style-name="P31"><text:span text:style-name="T21">.text</text:span></text:p>
      <text:p text:style-name="P31"><text:span text:style-name="T21">.globl main</text:span></text:p>
      <text:p text:style-name="P31"><text:span text:style-name="T21"/></text:p>
      <text:p text:style-name="P31"><text:span text:style-name="T21">main:</text:span></text:p>
      <text:p text:style-name="P31"><text:span text:style-name="T21">la $t0,A<text:tab/># Carregamos a palavra A para o registrador $t0</text:span></text:p>
      <text:p text:style-name="P31"><text:span text:style-name="T21">lw $s0,0($t0)<text:tab/># $s0 &lt;- Mem[A]</text:span></text:p>
      <text:p text:style-name="P31"><text:span text:style-name="T21">la $t1,B<text:tab/># Carregamos a palavra B para o registrador $t1</text:span></text:p>
      <text:p text:style-name="P31"><text:span text:style-name="T21">lw $s1,0($t1)<text:tab/># $s1 &lt;- Mem[B]</text:span></text:p>
      <text:p text:style-name="P31"><text:span text:style-name="T21"/></text:p>
      <text:p text:style-name="P31"><text:span text:style-name="T21">srl $t3,$s0,4</text:span></text:p>
      <text:p text:style-name="P31"><text:span text:style-name="T21">srl $t4,$s1,4</text:span></text:p>
      <text:p text:style-name="P31"><text:span text:style-name="T21"/></text:p>
      <text:p text:style-name="P34"><text:span text:style-name="T21">.data</text:span></text:p>
      <text:p text:style-name="P34"><text:span text:style-name="T21">A: .word 0x0A0A0A0A</text:span></text:p>
      <text:p text:style-name="P34"><text:span text:style-name="T21">B: .word 0xA0A0A0A0</text:span></text:p>
      <text:p text:style-name="P34"><text:span text:style-name="T21"/></text:p>
      <text:p text:style-name="P35"><text:span text:style-name="T21">No deslocamento lógico para direita, o endereço é deslocado para a direita e nesse caso, o bit mais significativo fica igual a 0. </text:span></text:p>
      <text:p text:style-name="P31"><text:span text:style-name="T21"/></text:p>
      <text:p text:style-name="P29"><text:span text:style-name="T21">b) Um deslocamento lógico de 4 bits para a esquerda</text:span></text:p>
      <text:p text:style-name="P29"><text:span text:style-name="T21"/></text:p>
      <text:p text:style-name="P29"><text:span text:style-name="T21">.</text:span><text:span text:style-name="T22">text</text:span></text:p>
      <text:p text:style-name="P31"><text:span text:style-name="T21">.globl main</text:span></text:p>
      <text:p text:style-name="P31"><text:span text:style-name="T21"/></text:p>
      <text:p text:style-name="P31"><text:span text:style-name="T21">main:</text:span></text:p>
      <text:p text:style-name="P31"><text:span text:style-name="T21">la $t0,A<text:tab/># Carregamos a palavra A para o registrador $t0</text:span></text:p>
      <text:p text:style-name="P31"><text:span text:style-name="T21">lw $s0,0($t0)<text:tab/># $s0 &lt;- Mem[A]</text:span></text:p>
      <text:p text:style-name="P31"><text:span text:style-name="T21">la $t1,B<text:tab/># Carregamos a palavra B para o registrador $t1</text:span></text:p>
      <text:p text:style-name="P31"><text:span text:style-name="T21">lw $s1,0($t1)<text:tab/># $s1 &lt;- Mem[B]</text:span></text:p>
      <text:p text:style-name="P31"><text:span text:style-name="T21"/></text:p>
      <text:p text:style-name="P31"><text:span text:style-name="T21">sll $t3,$s0,4</text:span></text:p>
      <text:p text:style-name="P31"><text:span text:style-name="T21">sll $t4,$s1,4</text:span></text:p>
      <text:p text:style-name="P31"><text:span text:style-name="T21"/></text:p>
      <text:p text:style-name="P34"><text:span text:style-name="T21">.data</text:span></text:p>
      <text:p text:style-name="P34"><text:span text:style-name="T21">A: .word 0x0A0A0A0A</text:span></text:p>
      <text:p text:style-name="P34"><text:span text:style-name="T21">B: .word 0xA0A0A0A0</text:span></text:p>
      <text:p text:style-name="P31"><text:span text:style-name="T21"/></text:p>
      <text:p text:style-name="P35"><text:span text:style-name="T21">No deslocamento lógico para esquerda, o endereço é deslocado para a esquerda e nesse caso, o bit menos significativo fica igual a 0.</text:span></text:p>
      <text:p text:style-name="P41"><text:span text:style-name="T21"/></text:p>
      <text:p text:style-name="P29"><text:span text:style-name="T21">c) Um deslocamento aritmético de 4 bits para a direita</text:span></text:p>
      <text:p text:style-name="P29"><text:span text:style-name="T21"/></text:p>
      <text:p text:style-name="P29"><text:span text:style-name="T21">.</text:span><text:span text:style-name="T22">text</text:span></text:p>
      <text:p text:style-name="P31"><text:span text:style-name="T21">.globl main</text:span></text:p>
      <text:p text:style-name="P31"><text:span text:style-name="T21"/></text:p>
      <text:p text:style-name="P31"><text:span text:style-name="T21">main:</text:span></text:p>
      <text:p text:style-name="P31"><text:span text:style-name="T21">la $t0,A<text:tab/># Carregamos a palavra A para o registrador $t0</text:span></text:p>
      <text:p text:style-name="P31"><text:span text:style-name="T21">lw $s0,0($t0)<text:tab/># $s0 &lt;- Mem[A]</text:span></text:p>
      <text:p text:style-name="P31"><text:span text:style-name="T21">la $t1,B<text:tab/># Carregamos a palavra B para o registrador $t1</text:span></text:p>
      <text:p text:style-name="P31"><text:span text:style-name="T21">lw $s1,0($t1)<text:tab/># $s1 &lt;- Mem[B]</text:span></text:p>
      <text:p text:style-name="P31"><text:span text:style-name="T21"/></text:p>
      <text:p text:style-name="P32"><text:span text:style-name="T21">sra $t3,$s0,4</text:span></text:p>
      <text:p text:style-name="P32"><text:span text:style-name="T21">sra $t4,$s1,4</text:span></text:p>
      <text:p text:style-name="P33"><text:span text:style-name="T21">.data</text:span></text:p>
      <text:p text:style-name="P33"><text:span text:style-name="T21">A: .word 0x0A0A0A0A</text:span></text:p>
      <text:p text:style-name="P33"><text:span text:style-name="T21">B: .word 0xA0A0A0A0</text:span></text:p>
      <text:p text:style-name="P33"><text:span text:style-name="T21"/></text:p>
      <text:p text:style-name="P35"><text:span text:style-name="T21">Nesse caso, o deslocamento aritmético de 4 bits para direita, faz com que o bit mais significativo fique igual a 0 se o segundo bit mais significativo for 0 ou f se for diferente de 0.</text:span></text:p>
      <text:p text:style-name="P30"><text:span text:style-name="T21"/></text:p>
      <text:p text:style-name="P30"><text:span text:style-name="T21">d) Rotação de 4 bits para direita</text:span></text:p>
      <text:p text:style-name="P30"><text:span text:style-name="T21"/></text:p>
      <text:p text:style-name="P33"><text:span text:style-name="T21">.text</text:span></text:p>
      <text:p text:style-name="P33"><text:span text:style-name="T21">.globl main</text:span></text:p>
      <text:p text:style-name="P33"><text:span text:style-name="T21"/></text:p>
      <text:p text:style-name="P33"><text:span text:style-name="T21">main:</text:span></text:p>
      <text:p text:style-name="P33"><text:span text:style-name="T21">la $t0,A<text:tab/># Carregamos a palavra A para o registrador $t0</text:span></text:p>
      <text:p text:style-name="P33"><text:span text:style-name="T21">lw $s0,0($t0)<text:tab/># $s0 &lt;- Mem[A]</text:span></text:p>
      <text:p text:style-name="P33"><text:span text:style-name="T21">la $t1,B<text:tab/># Carregamos a palavra B para o registrador $t1</text:span></text:p>
      <text:p text:style-name="P33"><text:span text:style-name="T21">lw $s1,0($t1)<text:tab/># $s1 &lt;- Mem[B]</text:span></text:p>
      <text:p text:style-name="P33"><text:span text:style-name="T21"/></text:p>
      <text:p text:style-name="P33"><text:span text:style-name="T21">ror $t5,$s0,4</text:span></text:p>
      <text:p text:style-name="P33"><text:span text:style-name="T21">ror $t6,$s1,4</text:span></text:p>
      <text:p text:style-name="P33"><text:span text:style-name="T21"/></text:p>
      <text:p text:style-name="P33"><text:span text:style-name="T21">.data</text:span></text:p>
      <text:p text:style-name="P33"><text:span text:style-name="T21">A: .word 0x0A0A0A0A</text:span></text:p>
      <text:p text:style-name="P33"><text:span text:style-name="T21">B: .word 0xA0A0A0A0</text:span></text:p>
      <text:p text:style-name="P33"><text:span text:style-name="T21"/></text:p>
      <text:p text:style-name="P35"><text:span text:style-name="T21">Nesse caso, com a rotação de 4 bits para direita, </text:span><text:span text:style-name="T23">o bit mais significativo vai entrando no lugar do seu antecessor, até chegar ao bit menos significativo que passa a ser o bit mais significativo do endereço </text:span><text:span text:style-name="T24">inicial</text:span><text:span text:style-name="T23">.</text:span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pan text:style-name="T21"/></text:p>
      <text:p text:style-name="P30"><text:soft-page-break/><text:span text:style-name="T21">e) Rotação de 4 bits para esquerda</text:span></text:p>
      <text:p text:style-name="P30"><text:span text:style-name="T21"/></text:p>
      <text:p text:style-name="P33"><text:span text:style-name="T21">.text</text:span></text:p>
      <text:p text:style-name="P33"><text:span text:style-name="T21">.globl main</text:span></text:p>
      <text:p text:style-name="P33"><text:span text:style-name="T21"/></text:p>
      <text:p text:style-name="P33"><text:span text:style-name="T21">main:</text:span></text:p>
      <text:p text:style-name="P33"><text:span text:style-name="T21">la $t0,A<text:tab/># Carregamos a palavra A para o registrador $t0</text:span></text:p>
      <text:p text:style-name="P33"><text:span text:style-name="T21">lw $s0,0($t0)<text:tab/># $s0 &lt;- Mem[A]</text:span></text:p>
      <text:p text:style-name="P33"><text:span text:style-name="T21">la $t1,B<text:tab/># Carregamos a palavra B para o registrador $t1</text:span></text:p>
      <text:p text:style-name="P33"><text:span text:style-name="T21">lw $s1,0($t1)<text:tab/># $s1 &lt;- Mem[B]</text:span></text:p>
      <text:p text:style-name="P33"><text:span text:style-name="T21"/></text:p>
      <text:p text:style-name="P33"><text:span text:style-name="T21">rol $t5,$s0,4</text:span></text:p>
      <text:p text:style-name="P33"><text:span text:style-name="T21">rol $t6,$s1,4</text:span></text:p>
      <text:p text:style-name="P33"><text:span text:style-name="T21"/></text:p>
      <text:p text:style-name="P33"><text:span text:style-name="T21">.data</text:span></text:p>
      <text:p text:style-name="P33"><text:span text:style-name="T21">A: .word 0x0A0A0A0A</text:span></text:p>
      <text:p text:style-name="P33"><text:span text:style-name="T21">B: .word 0xA0A0A0A0</text:span></text:p>
      <text:p text:style-name="P33"><text:span text:style-name="T21"/></text:p>
      <text:p text:style-name="P36"><text:span text:style-name="T21">Nesse caso, com a rotação de 4 bits para </text:span><text:span text:style-name="T23">esquerda</text:span><text:span text:style-name="T21">, </text:span><text:span text:style-name="T23">o bit m</text:span><text:span text:style-name="T24">eno</text:span><text:span text:style-name="T23">s significativo vai entrando no lugar do seu </text:span><text:span text:style-name="T24">sucessor</text:span><text:span text:style-name="T23">, até chegar ao bit m</text:span><text:span text:style-name="T24">ai</text:span><text:span text:style-name="T23">s significativo que passa a ser o bit m</text:span><text:span text:style-name="T24">enos</text:span><text:span text:style-name="T23"> significativo do endereço </text:span><text:span text:style-name="T24">inicial</text:span><text:span text:style-name="T23">.</text:span></text:p>
      <text:p text:style-name="P42"><text:span text:style-name="T12">9 – Escreva um código em linguagem de montagem para o processador MIPS, que faça a soma das seguintes matrizes: Os elementos das matrizes estão armazenados no segmento de dados. Faça a simulação com o programa MARS.</text:span></text:p>
      <text:p text:style-name="P37"/>
      <text:p text:style-name="P38">.text</text:p>
      <text:p text:style-name="P38">.globl<text:tab/>main</text:p>
      <text:p text:style-name="P38">main:</text:p>
      <text:p text:style-name="P38">la $s0, MatrizA # $s0 &lt;- Endereço base da matriz A</text:p>
      <text:p text:style-name="P38">la $s1, MatrizB # $s1 &lt;- Endereço base da matriz B</text:p>
      <text:p text:style-name="P38">la $s2, Matriz_Soma # $s2 &lt;- Endereço base da matriz_soma</text:p>
      <text:p text:style-name="P38">lw $t0,0($s0) # $t0 &lt;- Endereço de Matriz A[0]</text:p>
      <text:p text:style-name="P38">lw $t1,0($s1) # $t1 &lt;- Endereço de Matriz B[0]</text:p>
      <text:p text:style-name="P38">add $t2,$t1,$t0 # Faço a soma do primeiro elemento da matriz A com o primeiro elemento da matriz B e armazeno em $t2</text:p>
      <text:p text:style-name="P38">sw $t2,0($s2) # Salvo na memória no endereço base da matriz soma o conteudo de $t2</text:p>
      <text:p text:style-name="P38">lw $t0,4($s0) # $t0 &lt;- Endereço de Matriz A[1]</text:p>
      <text:p text:style-name="P38">lw $t1,4($s1) # $t1 &lt;- Endereço de Matriz B[1]</text:p>
      <text:p text:style-name="P38">add $t2,$t1,$t0 # Faço a soma do segundo elemento da matriz A com o segundo elemento da matriz B e armazeno em $t2</text:p>
      <text:p text:style-name="P38">sw $t2,4($s2) # Salvo na memória no endereço base mais um deslocamento da matriz soma o conteudo de $t2</text:p>
      <text:p text:style-name="P38">lw $t0,8($s0) # $t0 &lt;- Endereço de Matriz A[2]</text:p>
      <text:p text:style-name="P38">lw $t1,8($s1) # $t1 &lt;- Endereço de Matriz B[2]</text:p>
      <text:p text:style-name="P38">add $t2,$t1,$t0 # Faço a soma do terceiro elemento da matriz A com o terceiro elemento da matriz B e armazeno em $t2</text:p>
      <text:p text:style-name="P38">sw $t2,8($s2) # Salvo na memória no endereço base mais dois deslocamentos da matriz soma o conteudo de $t2</text:p>
      <text:p text:style-name="P38">lw $t0,12($s0) # $t0 &lt;- Endereço de Matriz A[3]</text:p>
      <text:p text:style-name="P38">lw $t1,12($s1) # $t1 &lt;- Endereço de Matriz B[3]</text:p>
      <text:p text:style-name="P38">add $t2,$t1,$t0 # Faço a soma do terceiro elemento da matriz A com o terceiro elemento da matriz B e armazeno em $t2 </text:p>
      <text:p text:style-name="P38">sw $t2,12($s2) # Salvo na memória no endereço base mais três deslocamentos da matriz soma o conteudo de $t2</text:p>
      <text:p text:style-name="P38"/>
      <text:p text:style-name="P38">.data</text:p>
      <text:p text:style-name="P38">MatrizA: .word 10,20,30,40</text:p>
      <text:p text:style-name="P38">MatrizB: .word 50,60,70,80</text:p>
      <text:p text:style-name="P38">Matriz_Soma: .space 16</text:p>
      <text:p text:style-name="P38"/>
      <text:p text:style-name="P39">* <text:span text:style-name="T26">OBS: Todos os códigos feitos no mips estão disponibilizados em anex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/>
    <style:font-face style:name="LiberationSans" svg:font-family="LiberationSans"/>
    <style:font-face style:name="LiberationSans-Italic" svg:font-family="LiberationSans-Italic"/>
    <style:font-face style:name="Mangal1" svg:font-family="Mangal"/>
    <style:font-face style:name="Ubuntu" svg:font-family="Ubuntu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style:text-underline-style="solid" style:text-underline-width="auto" style:text-underline-color="font-color" fo:font-weight="bold" officeooo:rsid="002afcb4" officeooo:paragraph-rsid="002afcb4" style:font-size-asian="14pt" style:font-weight-asian="bold" style:font-size-complex="16pt" style:font-weight-complex="bold"/>
    </style:style>
    <style:style style:name="MT1" style:family="text">
      <style:text-properties style:text-underline-style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NOME: CÁSSIO CASTRO ARAUJO<text:span text:style-name="MT1"><text:tab/></text:span>MATRÍCULA: 201420114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21:48:29.734000000</meta:creation-date>
    <dc:date>2016-09-12T15:11:55.632000000</dc:date>
    <meta:editing-duration>PT7H24M49S</meta:editing-duration>
    <meta:editing-cycles>45</meta:editing-cycles>
    <meta:generator>LibreOffice/5.1.4.2$Windows_X86_64 LibreOffice_project/f99d75f39f1c57ebdd7ffc5f42867c12031db97a</meta:generator>
    <meta:document-statistic meta:table-count="0" meta:image-count="0" meta:object-count="0" meta:page-count="9" meta:paragraph-count="239" meta:word-count="2199" meta:character-count="11307" meta:non-whitespace-character-count="9274"/>
  </office:meta>
</office:document-meta>
</file>